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Pictures/10000001000000CD000000A01C02CADD.png" manifest:media-type="image/png"/>
  <manifest:file-entry manifest:full-path="Pictures/10000001000002B9000001D040BFE0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Title" style:master-page-name="First_20_Page">
      <style:paragraph-properties style:page-number="auto"/>
      <style:text-properties officeooo:paragraph-rsid="00873383"/>
    </style:style>
    <style:style style:name="P2" style:family="paragraph" style:parent-style-name="Title">
      <style:text-properties officeooo:paragraph-rsid="00873383"/>
    </style:style>
    <style:style style:name="P3" style:family="paragraph" style:parent-style-name="Text_20_body">
      <style:paragraph-properties fo:text-align="center" style:justify-single-word="false"/>
      <style:text-properties officeooo:rsid="00873383" officeooo:paragraph-rsid="00873383"/>
    </style:style>
    <style:style style:name="P4" style:family="paragraph" style:parent-style-name="Standard" style:master-page-name="First_20_Page">
      <style:paragraph-properties style:page-number="auto" fo:break-before="page"/>
      <style:text-properties officeooo:rsid="00017d2a" officeooo:paragraph-rsid="00017d2a"/>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text-properties officeooo:rsid="00017d2a" officeooo:paragraph-rsid="00017d2a"/>
    </style:style>
    <style:style style:name="P8" style:family="paragraph" style:parent-style-name="Heading_20_1">
      <style:paragraph-properties fo:break-before="page"/>
    </style:style>
    <style:style style:name="P9" style:family="paragraph" style:parent-style-name="Text_20_body">
      <style:text-properties officeooo:rsid="007d3619" officeooo:paragraph-rsid="007d3619"/>
    </style:style>
    <style:style style:name="P10" style:family="paragraph" style:parent-style-name="Heading_20_1">
      <style:text-properties officeooo:paragraph-rsid="0002039f"/>
    </style:style>
    <style:style style:name="P11" style:family="paragraph" style:parent-style-name="Text_20_body">
      <style:text-properties officeooo:rsid="007ff448" officeooo:paragraph-rsid="007ff448"/>
    </style:style>
    <style:style style:name="P12" style:family="paragraph" style:parent-style-name="Heading_20_2">
      <style:text-properties officeooo:rsid="0002039f" officeooo:paragraph-rsid="0002039f"/>
    </style:style>
    <style:style style:name="P13" style:family="paragraph" style:parent-style-name="Heading_20_3">
      <style:text-properties officeooo:rsid="002a848e" officeooo:paragraph-rsid="00498118"/>
    </style:style>
    <style:style style:name="P14" style:family="paragraph" style:parent-style-name="Text_20_body">
      <style:text-properties officeooo:paragraph-rsid="00498118"/>
    </style:style>
    <style:style style:name="P15" style:family="paragraph" style:parent-style-name="Footnote">
      <style:text-properties officeooo:rsid="00540194" officeooo:paragraph-rsid="00819966"/>
    </style:style>
    <style:style style:name="P16" style:family="paragraph" style:parent-style-name="Heading_20_3">
      <style:text-properties officeooo:rsid="002899fc" officeooo:paragraph-rsid="00498118"/>
    </style:style>
    <style:style style:name="P17" style:family="paragraph" style:parent-style-name="Heading_20_3">
      <style:text-properties officeooo:rsid="002b69b2" officeooo:paragraph-rsid="00498118"/>
    </style:style>
    <style:style style:name="P18" style:family="paragraph" style:parent-style-name="Heading_20_2">
      <style:text-properties officeooo:rsid="000c603c" officeooo:paragraph-rsid="000c603c"/>
    </style:style>
    <style:style style:name="P19" style:family="paragraph" style:parent-style-name="Text_20_body">
      <style:text-properties officeooo:rsid="000c603c" officeooo:paragraph-rsid="0077c9c5"/>
    </style:style>
    <style:style style:name="P20" style:family="paragraph" style:parent-style-name="Heading_20_1">
      <style:text-properties officeooo:paragraph-rsid="00863303"/>
    </style:style>
    <style:style style:name="P21" style:family="paragraph" style:parent-style-name="Heading_20_2">
      <style:text-properties officeooo:paragraph-rsid="00863303"/>
    </style:style>
    <style:style style:name="P22" style:family="paragraph" style:parent-style-name="Text_20_body">
      <style:text-properties officeooo:rsid="00829439" officeooo:paragraph-rsid="00863303"/>
    </style:style>
    <style:style style:name="P23" style:family="paragraph" style:parent-style-name="Text_20_body">
      <style:text-properties officeooo:rsid="008577b2" officeooo:paragraph-rsid="00863303"/>
    </style:style>
    <style:style style:name="P24" style:family="paragraph" style:parent-style-name="Text_20_body">
      <style:text-properties officeooo:rsid="0005ee21" officeooo:paragraph-rsid="00863303"/>
    </style:style>
    <style:style style:name="P25" style:family="paragraph" style:parent-style-name="Text_20_body">
      <style:text-properties officeooo:paragraph-rsid="00863303"/>
    </style:style>
    <style:style style:name="P26" style:family="paragraph" style:parent-style-name="Text_20_body">
      <style:text-properties officeooo:rsid="006ae150" officeooo:paragraph-rsid="006ae150"/>
    </style:style>
    <style:style style:name="P27" style:family="paragraph" style:parent-style-name="Text_20_body">
      <style:text-properties officeooo:rsid="005cbf77" officeooo:paragraph-rsid="005cbf77"/>
    </style:style>
    <style:style style:name="P28" style:family="paragraph" style:parent-style-name="Text_20_body">
      <style:text-properties officeooo:rsid="00208be8" officeooo:paragraph-rsid="00208be8"/>
    </style:style>
    <style:style style:name="P29" style:family="paragraph" style:parent-style-name="Text_20_body">
      <style:text-properties officeooo:rsid="00498118" officeooo:paragraph-rsid="00498118"/>
    </style:style>
    <style:style style:name="P30" style:family="paragraph" style:parent-style-name="Text_20_body">
      <style:text-properties officeooo:rsid="00134fa3" officeooo:paragraph-rsid="006ae150"/>
    </style:style>
    <style:style style:name="P31" style:family="paragraph" style:parent-style-name="Footnote">
      <style:text-properties officeooo:rsid="0077c9c5" officeooo:paragraph-rsid="0077c9c5"/>
    </style:style>
    <style:style style:name="P32" style:family="paragraph" style:parent-style-name="Footnote">
      <style:text-properties officeooo:rsid="001e879c" officeooo:paragraph-rsid="001e879c"/>
    </style:style>
    <style:style style:name="P33" style:family="paragraph" style:parent-style-name="Text_20_body">
      <style:text-properties officeooo:rsid="001a23fc" officeooo:paragraph-rsid="006ae150"/>
    </style:style>
    <style:style style:name="P34" style:family="paragraph" style:parent-style-name="Text_20_body">
      <style:text-properties officeooo:rsid="0024d790" officeooo:paragraph-rsid="0024d790"/>
    </style:style>
    <style:style style:name="P35" style:family="paragraph" style:parent-style-name="Text_20_body">
      <style:text-properties officeooo:rsid="001befc6" officeooo:paragraph-rsid="006ae150"/>
    </style:style>
    <style:style style:name="P36" style:family="paragraph" style:parent-style-name="Footnote">
      <style:text-properties officeooo:rsid="00208be8" officeooo:paragraph-rsid="00208be8"/>
    </style:style>
    <style:style style:name="P37" style:family="paragraph" style:parent-style-name="Text_20_body">
      <style:text-properties officeooo:rsid="001e879c" officeooo:paragraph-rsid="001e879c"/>
    </style:style>
    <style:style style:name="P38" style:family="paragraph" style:parent-style-name="Text_20_body" style:list-style-name="L1">
      <style:text-properties officeooo:paragraph-rsid="00208be8"/>
    </style:style>
    <style:style style:name="P39" style:family="paragraph" style:parent-style-name="Text_20_body">
      <style:text-properties officeooo:rsid="002fb0e6" officeooo:paragraph-rsid="002fb0e6"/>
    </style:style>
    <style:style style:name="P40" style:family="paragraph" style:parent-style-name="Text_20_body">
      <style:text-properties officeooo:paragraph-rsid="0072c0f2"/>
    </style:style>
    <style:style style:name="P41" style:family="paragraph" style:parent-style-name="Text_20_body">
      <style:text-properties officeooo:rsid="0033dc45" officeooo:paragraph-rsid="0033dc45"/>
    </style:style>
    <style:style style:name="P42" style:family="paragraph" style:parent-style-name="Text_20_body">
      <style:text-properties officeooo:rsid="004f2fe4" officeooo:paragraph-rsid="004f2fe4"/>
    </style:style>
    <style:style style:name="P43" style:family="paragraph" style:parent-style-name="Heading_20_3">
      <style:text-properties officeooo:rsid="0041967b" officeooo:paragraph-rsid="0041967b"/>
    </style:style>
    <style:style style:name="P44" style:family="paragraph" style:parent-style-name="Text_20_body">
      <style:text-properties officeooo:paragraph-rsid="004822bb"/>
    </style:style>
    <style:style style:name="P45" style:family="paragraph" style:parent-style-name="Heading_20_3">
      <style:text-properties officeooo:rsid="0055fddd" officeooo:paragraph-rsid="0055fddd"/>
    </style:style>
    <style:style style:name="P46" style:family="paragraph" style:parent-style-name="Text_20_body">
      <style:text-properties officeooo:rsid="00540194" officeooo:paragraph-rsid="00540194"/>
    </style:style>
    <style:style style:name="P47" style:family="paragraph" style:parent-style-name="Heading_20_1">
      <style:text-properties officeooo:rsid="00328123" officeooo:paragraph-rsid="00328123"/>
    </style:style>
    <style:style style:name="P48" style:family="paragraph" style:parent-style-name="Text_20_body" style:list-style-name="L2">
      <style:text-properties officeooo:paragraph-rsid="005cbf77"/>
    </style:style>
    <style:style style:name="P49"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50" style:family="paragraph" style:parent-style-name="Text_20_body">
      <style:text-properties fo:font-style="normal" fo:font-weight="normal" officeooo:rsid="005e67b9" officeooo:paragraph-rsid="005e67b9" style:font-style-asian="normal" style:font-weight-asian="normal" style:font-style-complex="normal" style:font-weight-complex="normal"/>
    </style:style>
    <style:style style:name="P51" style:family="paragraph" style:parent-style-name="Text_20_body">
      <style:text-properties officeooo:paragraph-rsid="00054d20"/>
    </style:style>
    <style:style style:name="P52" style:family="paragraph" style:parent-style-name="Text_20_body">
      <style:text-properties officeooo:rsid="000c603c" officeooo:paragraph-rsid="000c603c"/>
    </style:style>
    <style:style style:name="P53" style:family="paragraph" style:parent-style-name="Text_20_body">
      <style:text-properties officeooo:paragraph-rsid="000c603c"/>
    </style:style>
    <style:style style:name="P54" style:family="paragraph" style:parent-style-name="Heading_20_1">
      <style:text-properties officeooo:rsid="000eada9" officeooo:paragraph-rsid="000eada9"/>
    </style:style>
    <style:style style:name="P55" style:family="paragraph" style:parent-style-name="Text_20_body">
      <style:text-properties officeooo:rsid="000eada9" officeooo:paragraph-rsid="000eada9"/>
    </style:style>
    <style:style style:name="P56" style:family="paragraph" style:parent-style-name="Heading_20_1">
      <style:text-properties officeooo:rsid="0002039f" officeooo:paragraph-rsid="0002039f"/>
    </style:style>
    <style:style style:name="P57" style:family="paragraph" style:parent-style-name="Text_20_body">
      <style:text-properties officeooo:rsid="0002039f" officeooo:paragraph-rsid="00560b88"/>
    </style:style>
    <style:style style:name="P58" style:family="paragraph" style:parent-style-name="Figure_20_Index_20_Heading">
      <style:paragraph-properties fo:break-before="page"/>
    </style:style>
    <style:style style:name="P59" style:family="paragraph" style:parent-style-name="Figure_20_Index_20_1">
      <style:paragraph-properties>
        <style:tab-stops>
          <style:tab-stop style:position="16.999cm" style:type="right" style:leader-style="dotted" style:leader-text="."/>
        </style:tab-stops>
      </style:paragraph-properties>
    </style:style>
    <style:style style:name="P60" style:family="paragraph" style:parent-style-name="Table_20_Contents">
      <style:text-properties officeooo:rsid="0074b134" officeooo:paragraph-rsid="0074b134"/>
    </style:style>
    <style:style style:name="P61" style:family="paragraph" style:parent-style-name="Table_20_Contents">
      <style:text-properties officeooo:rsid="006791c3" officeooo:paragraph-rsid="00a7c1c2"/>
    </style:style>
    <style:style style:name="P62" style:family="paragraph" style:parent-style-name="Table_20_Contents">
      <style:text-properties officeooo:rsid="0064eebb" officeooo:paragraph-rsid="00a7c1c2"/>
    </style:style>
    <style:style style:name="P63" style:family="paragraph" style:parent-style-name="Table_20_Contents">
      <style:text-properties officeooo:rsid="001e51b0" officeooo:paragraph-rsid="0050fda9"/>
    </style:style>
    <style:style style:name="P64" style:family="paragraph" style:parent-style-name="Table_20_Contents">
      <style:text-properties officeooo:rsid="002c4100" officeooo:paragraph-rsid="0050fda9"/>
    </style:style>
    <style:style style:name="P65" style:family="paragraph" style:parent-style-name="Table_20_Contents">
      <style:text-properties officeooo:rsid="00204fd6" officeooo:paragraph-rsid="0050fda9"/>
    </style:style>
    <style:style style:name="P66" style:family="paragraph" style:parent-style-name="Table_20_Contents">
      <style:text-properties officeooo:rsid="0021c836" officeooo:paragraph-rsid="0050fda9"/>
    </style:style>
    <style:style style:name="P67" style:family="paragraph" style:parent-style-name="Table_20_Contents">
      <style:text-properties officeooo:rsid="002e1539" officeooo:paragraph-rsid="0050fda9"/>
    </style:style>
    <style:style style:name="P68" style:family="paragraph" style:parent-style-name="Table_20_Contents">
      <style:text-properties officeooo:rsid="002f6ff4" officeooo:paragraph-rsid="0050fda9"/>
    </style:style>
    <style:style style:name="P69" style:family="paragraph" style:parent-style-name="Table_20_Contents">
      <style:text-properties officeooo:rsid="0063be06" officeooo:paragraph-rsid="0063be06"/>
    </style:style>
    <style:style style:name="P70" style:family="paragraph" style:parent-style-name="Table_20_Contents">
      <style:text-properties officeooo:rsid="00684b17" officeooo:paragraph-rsid="00684b17"/>
    </style:style>
    <style:style style:name="P71" style:family="paragraph" style:parent-style-name="Table_20_Contents">
      <style:text-properties officeooo:rsid="006ca0d2" officeooo:paragraph-rsid="006ca0d2"/>
    </style:style>
    <style:style style:name="P72" style:family="paragraph" style:parent-style-name="Table_20_Contents">
      <style:text-properties officeooo:rsid="00704870" officeooo:paragraph-rsid="00704870"/>
    </style:style>
    <style:style style:name="P73" style:family="paragraph" style:parent-style-name="Text_20_body">
      <style:text-properties officeooo:paragraph-rsid="0050fda9"/>
    </style:style>
    <style:style style:name="P74" style:family="paragraph" style:parent-style-name="Contents_20_Heading">
      <style:paragraph-properties fo:break-before="page"/>
    </style:style>
    <style:style style:name="P75" style:family="paragraph" style:parent-style-name="Standard">
      <style:text-properties officeooo:rsid="008e9c46" officeooo:paragraph-rsid="008e9c46"/>
    </style:style>
    <style:style style:name="P76" style:family="paragraph" style:parent-style-name="Heading_20_1">
      <style:paragraph-properties fo:break-before="page"/>
      <style:text-properties officeooo:rsid="009eee2c" officeooo:paragraph-rsid="009eee2c"/>
    </style:style>
    <style:style style:name="T1" style:family="text">
      <style:text-properties officeooo:rsid="00060502"/>
    </style:style>
    <style:style style:name="T2" style:family="text">
      <style:text-properties fo:font-style="italic" style:font-style-asian="italic" style:font-style-complex="italic"/>
    </style:style>
    <style:style style:name="T3" style:family="text">
      <style:text-properties officeooo:rsid="0009f05c"/>
    </style:style>
    <style:style style:name="T4" style:family="text">
      <style:text-properties officeooo:rsid="0027ec10"/>
    </style:style>
    <style:style style:name="T5" style:family="text">
      <style:text-properties fo:font-weight="bold" officeooo:rsid="0055fdd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55fddd" style:font-weight-asian="normal" style:font-weight-complex="normal"/>
    </style:style>
    <style:style style:name="T9" style:family="text">
      <style:text-properties officeooo:rsid="0024857d"/>
    </style:style>
    <style:style style:name="T10" style:family="text">
      <style:text-properties officeooo:rsid="002899fc"/>
    </style:style>
    <style:style style:name="T11" style:family="text">
      <style:text-properties officeooo:rsid="002a848e"/>
    </style:style>
    <style:style style:name="T12" style:family="text">
      <style:text-properties officeooo:rsid="00498118"/>
    </style:style>
    <style:style style:name="T13" style:family="text">
      <style:text-properties officeooo:rsid="002b69b2"/>
    </style:style>
    <style:style style:name="T14" style:family="text">
      <style:text-properties officeooo:rsid="0010ac2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8577b2"/>
    </style:style>
    <style:style style:name="T17" style:family="text">
      <style:text-properties officeooo:rsid="002d3f20"/>
    </style:style>
    <style:style style:name="T18" style:family="text">
      <style:text-properties officeooo:rsid="003f2044"/>
    </style:style>
    <style:style style:name="T19" style:family="text">
      <style:text-properties officeooo:rsid="003ad62a"/>
    </style:style>
    <style:style style:name="T20" style:family="text">
      <style:text-properties officeooo:rsid="0005ee21"/>
    </style:style>
    <style:style style:name="T21" style:family="text">
      <style:text-properties officeooo:rsid="00054d20"/>
    </style:style>
    <style:style style:name="T22" style:family="text">
      <style:text-properties officeooo:rsid="000b5e4d"/>
    </style:style>
    <style:style style:name="T23" style:family="text">
      <style:text-properties officeooo:rsid="0061d133"/>
    </style:style>
    <style:style style:name="T24" style:family="text">
      <style:text-properties officeooo:rsid="00307473"/>
    </style:style>
    <style:style style:name="T25" style:family="text">
      <style:text-properties fo:font-style="italic" officeooo:rsid="00307473" style:font-style-asian="italic" style:font-style-complex="italic"/>
    </style:style>
    <style:style style:name="T26" style:family="text">
      <style:text-properties fo:font-style="italic" officeooo:rsid="0016b064" style:font-style-asian="italic" style:font-style-complex="italic"/>
    </style:style>
    <style:style style:name="T27" style:family="text">
      <style:text-properties officeooo:rsid="0016b064"/>
    </style:style>
    <style:style style:name="T28" style:family="text">
      <style:text-properties officeooo:rsid="0017ace0"/>
    </style:style>
    <style:style style:name="T29" style:family="text">
      <style:text-properties officeooo:rsid="002e9495"/>
    </style:style>
    <style:style style:name="T30" style:family="text">
      <style:text-properties officeooo:rsid="001befc6"/>
    </style:style>
    <style:style style:name="T31" style:family="text">
      <style:text-properties fo:font-style="italic" officeooo:rsid="002e9495" style:font-style-asian="italic" style:font-style-complex="italic"/>
    </style:style>
    <style:style style:name="T32" style:family="text">
      <style:text-properties officeooo:rsid="001d5b14"/>
    </style:style>
    <style:style style:name="T33" style:family="text">
      <style:text-properties officeooo:rsid="006ae150"/>
    </style:style>
    <style:style style:name="T34" style:family="text">
      <style:text-properties officeooo:rsid="001f9dce"/>
    </style:style>
    <style:style style:name="T35" style:family="text">
      <style:text-properties officeooo:rsid="00208be8"/>
    </style:style>
    <style:style style:name="T36" style:family="text">
      <style:text-properties officeooo:rsid="0064021a"/>
    </style:style>
    <style:style style:name="T37" style:family="text">
      <style:text-properties officeooo:rsid="001e879c"/>
    </style:style>
    <style:style style:name="T38" style:family="text">
      <style:text-properties officeooo:rsid="0021d35d"/>
    </style:style>
    <style:style style:name="T39" style:family="text">
      <style:text-properties officeooo:rsid="0041e94f"/>
    </style:style>
    <style:style style:name="T40" style:family="text">
      <style:text-properties officeooo:rsid="00661778"/>
    </style:style>
    <style:style style:name="T41" style:family="text">
      <style:text-properties officeooo:rsid="002a8b9f"/>
    </style:style>
    <style:style style:name="T42" style:family="text">
      <style:text-properties officeooo:rsid="006791c3"/>
    </style:style>
    <style:style style:name="T43" style:family="text">
      <style:text-properties officeooo:rsid="0072c0f2"/>
    </style:style>
    <style:style style:name="T44" style:family="text">
      <style:text-properties officeooo:rsid="00381449"/>
    </style:style>
    <style:style style:name="T45" style:family="text">
      <style:text-properties officeooo:rsid="0041967b"/>
    </style:style>
    <style:style style:name="T46" style:family="text">
      <style:text-properties fo:font-style="italic" officeooo:rsid="006e4c3f" style:font-style-asian="italic" style:font-style-complex="italic"/>
    </style:style>
    <style:style style:name="T47" style:family="text">
      <style:text-properties officeooo:rsid="00479e30"/>
    </style:style>
    <style:style style:name="T48" style:family="text">
      <style:text-properties officeooo:rsid="0050fda9"/>
    </style:style>
    <style:style style:name="T49" style:family="text">
      <style:text-properties officeooo:rsid="0052b748"/>
    </style:style>
    <style:style style:name="T50" style:family="text">
      <style:text-properties officeooo:rsid="00524ba2"/>
    </style:style>
    <style:style style:name="T51" style:family="text">
      <style:text-properties officeooo:rsid="0081948a"/>
    </style:style>
    <style:style style:name="T52" style:family="text">
      <style:text-properties officeooo:rsid="0055fddd"/>
    </style:style>
    <style:style style:name="T53" style:family="text">
      <style:text-properties officeooo:rsid="006e4c3f"/>
    </style:style>
    <style:style style:name="T54" style:family="text">
      <style:text-properties officeooo:rsid="005c08bc"/>
    </style:style>
    <style:style style:name="T55" style:family="text">
      <style:text-properties officeooo:rsid="00492c76"/>
    </style:style>
    <style:style style:name="T56" style:family="text">
      <style:text-properties officeooo:rsid="005fd72c"/>
    </style:style>
    <style:style style:name="T57" style:family="text">
      <style:text-properties fo:font-style="italic" fo:font-weight="bold" officeooo:rsid="005cbf77" style:font-style-asian="italic" style:font-weight-asian="bold" style:font-style-complex="italic" style:font-weight-complex="bold"/>
    </style:style>
    <style:style style:name="T58" style:family="text">
      <style:text-properties fo:font-weight="bold" officeooo:rsid="005cbf77" style:font-weight-asian="bold" style:font-weight-complex="bold"/>
    </style:style>
    <style:style style:name="T59" style:family="text">
      <style:text-properties officeooo:rsid="005cbf77"/>
    </style:style>
    <style:style style:name="T60" style:family="text">
      <style:text-properties fo:font-style="italic" officeooo:rsid="005cbf77" style:font-style-asian="italic" style:font-style-complex="italic"/>
    </style:style>
    <style:style style:name="T61" style:family="text">
      <style:text-properties fo:font-style="normal" officeooo:rsid="005cbf77" style:font-style-asian="normal" style:font-style-complex="normal"/>
    </style:style>
    <style:style style:name="T62" style:family="text">
      <style:text-properties fo:font-style="italic" fo:font-weight="bold" officeooo:rsid="005e67b9" style:font-style-asian="italic" style:font-weight-asian="bold" style:font-style-complex="italic" style:font-weight-complex="bold"/>
    </style:style>
    <style:style style:name="T63" style:family="text">
      <style:text-properties fo:font-style="normal" officeooo:rsid="005e67b9" style:font-style-asian="normal" style:font-style-complex="normal"/>
    </style:style>
    <style:style style:name="T64" style:family="text">
      <style:text-properties officeooo:rsid="005e67b9"/>
    </style:style>
    <style:style style:name="T65" style:family="text">
      <style:text-properties fo:font-style="normal" fo:font-weight="normal" officeooo:rsid="005e67b9" style:font-style-asian="normal" style:font-weight-asian="normal" style:font-style-complex="normal" style:font-weight-complex="normal"/>
    </style:style>
    <style:style style:name="T66" style:family="text">
      <style:text-properties fo:font-weight="normal" officeooo:rsid="005e67b9" style:font-weight-asian="normal" style:font-weight-complex="normal"/>
    </style:style>
    <style:style style:name="T67" style:family="text">
      <style:text-properties fo:font-style="italic" fo:font-weight="normal" officeooo:rsid="005e67b9" style:font-style-asian="italic" style:font-weight-asian="normal" style:font-style-complex="italic" style:font-weight-complex="normal"/>
    </style:style>
    <style:style style:name="T68" style:family="text">
      <style:text-properties officeooo:rsid="0029ad75"/>
    </style:style>
    <style:style style:name="T69" style:family="text">
      <style:text-properties fo:font-style="italic" officeooo:rsid="0029ad75" style:font-style-asian="italic" style:font-style-complex="italic"/>
    </style:style>
    <style:style style:name="T70" style:family="text">
      <style:text-properties officeooo:rsid="0058faae"/>
    </style:style>
    <style:style style:name="T71" style:family="text">
      <style:text-properties officeooo:rsid="0039d408"/>
    </style:style>
    <style:style style:name="T72" style:family="text">
      <style:text-properties fo:font-style="italic" officeooo:rsid="0039d408" style:font-style-asian="italic" style:font-style-complex="italic"/>
    </style:style>
    <style:style style:name="T73" style:family="text">
      <style:text-properties officeooo:rsid="000c603c"/>
    </style:style>
    <style:style style:name="T74" style:family="text">
      <style:text-properties fo:font-style="italic" officeooo:rsid="000c603c" style:font-style-asian="italic" style:font-style-complex="italic"/>
    </style:style>
    <style:style style:name="T75" style:family="text">
      <style:text-properties officeooo:rsid="001518b6"/>
    </style:style>
    <style:style style:name="T76" style:family="text">
      <style:text-properties officeooo:rsid="00184944"/>
    </style:style>
    <style:style style:name="T77" style:family="text">
      <style:text-properties officeooo:rsid="00560b88"/>
    </style:style>
    <style:style style:name="T78" style:family="text">
      <style:text-properties officeooo:rsid="002cb473"/>
    </style:style>
    <style:style style:name="T79" style:family="text">
      <style:text-properties officeooo:rsid="00a2ecda"/>
    </style:style>
    <style:style style:name="T80" style:family="text">
      <style:text-properties officeooo:rsid="0021c836"/>
    </style:style>
    <style:style style:name="T81" style:family="text">
      <style:text-properties officeooo:rsid="001e51b0"/>
    </style:style>
    <style:style style:name="T82" style:family="text">
      <style:text-properties officeooo:rsid="002f6ff4"/>
    </style:style>
    <style:style style:name="T83" style:family="text">
      <style:text-properties officeooo:rsid="0064eebb"/>
    </style:style>
    <style:style style:name="T84" style:family="text">
      <style:text-properties officeooo:rsid="00a4d1d7"/>
    </style:style>
    <style:style style:name="T85" style:family="text">
      <style:text-properties officeooo:rsid="007a4bdc"/>
    </style:style>
    <style:style style:name="T86" style:family="text">
      <style:text-properties officeooo:rsid="00a65407"/>
    </style:style>
    <style:style style:name="T87" style:family="text">
      <style:text-properties fo:font-style="italic" officeooo:rsid="0074b134" style:font-style-asian="italic" style:font-style-complex="italic"/>
    </style:style>
    <style:style style:name="T88" style:family="text">
      <style:text-properties officeooo:rsid="00a039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apport économique</text:p>
      <text:p text:style-name="P2">Quantic Dream</text:p>
      <text:p text:style-name="Text_20_body"/>
      <text:p text:style-name="Text_20_body"/>
      <text:p text:style-name="Text_20_body"><draw:frame draw:style-name="fr1" draw:name="Image7" text:anchor-type="char" svg:x="3.937cm" svg:y="-0.076cm" svg:width="8.996cm" svg:height="5.988cm" draw:z-index="7"><draw:image xlink:href="Pictures/10000001000002B9000001D040BFE03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5" text:anchor-type="char" svg:x="6.135cm" svg:y="0.243cm" svg:width="5.239cm" svg:height="4.089cm" draw:z-index="6"><draw:image xlink:href="Pictures/10000001000000CD000000A01C02CADD.png" xlink:type="simple" xlink:show="embed" xlink:actuate="onLoad" draw:mime-type="image/png"/></draw:frame></text:p>
      <text:p text:style-name="Text_20_body"/>
      <text:p text:style-name="Text_20_body"/>
      <text:p text:style-name="Text_20_body"/>
      <text:p text:style-name="P3"/>
      <text:p text:style-name="P3"/>
      <text:p text:style-name="P3"/>
      <text:p text:style-name="P3">OUADAH Kheira, RIETZ Ethan, PAYET Quentin, MOREL Gabin</text:p>
      <text:p text:style-name="P4"/>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5"><text:a xlink:type="simple" xlink:href="#__RefHeading___Toc156_1724059248" text:style-name="Index_20_Link" text:visited-style-name="Index_20_Link">Introduction (Gabin)<text:tab/>4</text:a></text:p>
          <text:p text:style-name="P5"><text:a xlink:type="simple" xlink:href="#__RefHeading___Toc162_1724059248" text:style-name="Index_20_Link" text:visited-style-name="Index_20_Link">L’entreprise<text:tab/>4</text:a></text:p>
          <text:p text:style-name="P6"><text:a xlink:type="simple" xlink:href="#__RefHeading___Toc166_1724059248" text:style-name="Index_20_Link" text:visited-style-name="Index_20_Link">Histoire (Kheira)<text:tab/>4</text:a></text:p>
          <text:p text:style-name="P6"><text:a xlink:type="simple" xlink:href="#__RefHeading___Toc1279_11687079" text:style-name="Index_20_Link" text:visited-style-name="Index_20_Link">Fonctionnement (Quentin)<text:tab/>6</text:a></text:p>
          <text:p text:style-name="P5"><text:a xlink:type="simple" xlink:href="#__RefHeading___Toc172_1724059248" text:style-name="Index_20_Link" text:visited-style-name="Index_20_Link">Studios<text:tab/>6</text:a></text:p>
          <text:p text:style-name="P6"><text:a xlink:type="simple" xlink:href="#__RefHeading___Toc728_11687079" text:style-name="Index_20_Link" text:visited-style-name="Index_20_Link">Organisation (Quentin)<text:tab/>6</text:a></text:p>
          <text:p text:style-name="P6"><text:a xlink:type="simple" xlink:href="#__RefHeading___Toc730_11687079" text:style-name="Index_20_Link" text:visited-style-name="Index_20_Link">Salariés (Ethan)<text:tab/>6</text:a></text:p>
          <text:p text:style-name="P6"><text:a xlink:type="simple" xlink:href="#__RefHeading___Toc732_11687079" text:style-name="Index_20_Link" text:visited-style-name="Index_20_Link">Culture d’entreprise (Kheira)<text:tab/>7</text:a></text:p>
          <text:p text:style-name="P5"><text:a xlink:type="simple" xlink:href="#__RefHeading___Toc168_1724059248" text:style-name="Index_20_Link" text:visited-style-name="Index_20_Link">Réalisations (Quentin)<text:tab/>7</text:a></text:p>
          <text:p text:style-name="P6"><text:a xlink:type="simple" xlink:href="#__RefHeading___Toc1235_181388534" text:style-name="Index_20_Link" text:visited-style-name="Index_20_Link">Jeux développés par Quantic Dream<text:tab/>7</text:a></text:p>
          <text:p text:style-name="P6"><text:a xlink:type="simple" xlink:href="#__RefHeading___Toc1237_181388534" text:style-name="Index_20_Link" text:visited-style-name="Index_20_Link">Spotlight by Quantic Dream<text:tab/>9</text:a></text:p>
          <text:p text:style-name="P6"><text:a xlink:type="simple" xlink:href="#__RefHeading___Toc718_11687079" text:style-name="Index_20_Link" text:visited-style-name="Index_20_Link">Savoir-faire de l’entreprise<text:tab/>10</text:a></text:p>
          <text:p text:style-name="P5"><text:a xlink:type="simple" xlink:href="#__RefHeading___Toc1239_181388534" text:style-name="Index_20_Link" text:visited-style-name="Index_20_Link">Concurrents (Quentin)<text:tab/>10</text:a></text:p>
          <text:p text:style-name="P5"><text:a xlink:type="simple" xlink:href="#__RefHeading___Toc724_11687079" text:style-name="Index_20_Link" text:visited-style-name="Index_20_Link">Résultats (Ethan)<text:tab/>11</text:a></text:p>
          <text:p text:style-name="P6"><text:a xlink:type="simple" xlink:href="#__RefHeading___Toc1281_11687079" text:style-name="Index_20_Link" text:visited-style-name="Index_20_Link">Prix et nominations<text:tab/>11</text:a></text:p>
          <text:p text:style-name="P6"><text:a xlink:type="simple" xlink:href="#__RefHeading___Toc1283_11687079" text:style-name="Index_20_Link" text:visited-style-name="Index_20_Link">Évolutions des résultats financiers<text:tab/>11</text:a></text:p>
          <text:p text:style-name="P5"><text:a xlink:type="simple" xlink:href="#__RefHeading___Toc2518_11687079" text:style-name="Index_20_Link" text:visited-style-name="Index_20_Link">Engagement écologique (Gabin)<text:tab/>12</text:a></text:p>
          <text:p text:style-name="P6"><text:a xlink:type="simple" xlink:href="#__RefHeading___Toc2291_784684721" text:style-name="Index_20_Link" text:visited-style-name="Index_20_Link">Under the Waves<text:tab/>12</text:a></text:p>
          <text:p text:style-name="P6"><text:a xlink:type="simple" xlink:href="#__RefHeading___Toc2293_784684721" text:style-name="Index_20_Link" text:visited-style-name="Index_20_Link">Mesures concrètes<text:tab/>13</text:a></text:p>
          <text:p text:style-name="P5"><text:a xlink:type="simple" xlink:href="#__RefHeading___Toc174_1724059248" text:style-name="Index_20_Link" text:visited-style-name="Index_20_Link">Conclusion (Kheira)<text:tab/>13</text:a></text:p>
          <text:p text:style-name="P5"><text:a xlink:type="simple" xlink:href="#__RefHeading___Toc734_11687079" text:style-name="Index_20_Link" text:visited-style-name="Index_20_Link">Tables des illustrations et figures<text:tab/>14</text:a></text:p>
          <text:p text:style-name="P5"><text:a xlink:type="simple" xlink:href="#__RefHeading___Toc736_11687079" text:style-name="Index_20_Link" text:visited-style-name="Index_20_Link">Sitographie<text:tab/>15</text:a></text:p>
        </text:index-body>
      </text:table-of-content>
      <text:p text:style-name="P7"/>
      <text:h text:style-name="P8" text:outline-level="1"><text:bookmark-start text:name="__RefHeading___Toc156_1724059248"/>Introduction <text:span text:style-name="T1">(Gabin)</text:span><text:bookmark-end text:name="__RefHeading___Toc156_1724059248"/></text:h>
      <text:p text:style-name="P9">((Ensuite, nous vous expliquerons le fonctionnement du studio grâce à un organigramme nous présenterons les différents rôles et salariés, ainsi que la culture de l’entreprise. Vrmt ?))</text:p>
      <text:p text:style-name="Text_20_body">Dans le cadre de notre étude, nous avons choisi d’analyser la situation économique de Quantic Dream, un studio de développement de jeux vidéo reconnu pour ses titres innovants et narratifs comme <text:span text:style-name="T2">Detroit : Become Human</text:span> et <text:span text:style-name="T2">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2">Under the Waves</text:span> et des mesures concrètes.</text:p>
      <text:h text:style-name="P10" text:outline-level="1"><text:bookmark-start text:name="__RefHeading___Toc162_1724059248"/><text:span text:style-name="T3">L</text:span>’entreprise<text:bookmark-end text:name="__RefHeading___Toc162_1724059248"/></text:h>
      <text:p text:style-name="P11">((Inserer petit texte d’intro ici?))</text:p>
      <text:h text:style-name="P12" text:outline-level="2"><text:bookmark-start text:name="__RefHeading___Toc166_1724059248"/>Histoire (Kheira)<text:bookmark-end text:name="__RefHeading___Toc166_1724059248"/></text:h>
      <text:p text:style-name="P11">((Inserer petit texte d’intro ici?))</text:p>
      <text:h text:style-name="P13" text:outline-level="3"><draw:frame draw:style-name="fr2" draw:name="Cadre1" text:anchor-type="char" svg:x="11.725cm" svg:y="0.101cm" svg:width="4.572cm" draw:z-index="0"><draw:text-box fo:min-height="7.183cm"><text:p text:style-name="Figure"><draw:frame draw:style-name="fr3"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14">Quantic Dream est <text:span text:style-name="T4">un studio de création de jeux vidéo</text:span> <text:span text:style-name="T4">fondé </text:span>en 1997 par David Cage (David De Gruttola), un créateur français de jeux vidéo. <text:span text:style-name="T4">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text:note text:id="ftn1" text:note-class="footnote"><text:note-citation>1</text:note-citation><text:note-body><text:p text:style-name="P15">La <text:span text:style-name="T5">capture de mouvements</text:span><text:span text:style-name="T6"> </text:span><text:span text:style-name="T7">(ou </text:span><text:span text:style-name="T8">motion capture</text:span><text:span text:style-name="T7">)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 utilisée aussi bien dans les jeux vidéo que dans des films comme <text:span text:style-name="Emphasis">Immortel, ad vitam</text:span>.</text:p>
      <text:p text:style-name="P14"><text:soft-page-break/><text:line-break/><text:tab/></text:p>
      <text:h text:style-name="P16" text:outline-level="3">Les grandes productions du studio :</text:h>
      <text:p text:style-name="P14">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9">000</text:span> pages.</text:p>
      <text:h text:style-name="P16" text:outline-level="3">Ses partenariats et collaborations :</text:h>
      <text:p text:style-name="P14"><text:line-break/>Le studio a longtemps collaboré exclusivement avec Sony <text:span text:style-name="T9">qui est un géant mondial de l’électronique et du divertissement. </text:span><text:span text:style-name="T10">M</text:span>ais en 2019, Quantic Dream met fin à cette relation et accepte un investissement de NetEase, <text:span text:style-name="T9">une entreprise chinoise</text:span>, qui <text:span text:style-name="T10">était un actionnaire minoritaire</text:span> <text:span text:style-name="T10">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9">qui est un développeur de jeux américain, créateur du célèbre jeu Fortnite</text:span> en 2019, lui permettant de distribuer ses jeux sur une plus large échelle.</text:p>
      <text:p text:style-name="P14"><draw:frame draw:style-name="fr2" draw:name="Cadre2" text:anchor-type="char" svg:x="11.589cm" svg:y="0.504cm" svg:width="5.198cm" draw:z-index="2"><draw:text-box fo:min-height="4.704cm"><text:p text:style-name="Figure"><draw:frame draw:style-name="fr4"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11">s</text:span> plus réalistes. En 2010, il fait passer son plateau à 68 caméras pour un environnement insonorisé, optimisé pour la capture de mouvements complexes.</text:p>
      <text:p text:style-name="P14"><draw:frame draw:style-name="fr2" draw:name="Cadre3" text:anchor-type="char" svg:x="11.04cm" svg:y="0.123cm" svg:width="5.816cm" draw:z-index="4"><draw:text-box fo:min-height="4.787cm"><text:p text:style-name="Figure"><draw:frame draw:style-name="fr3"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12">S</text:span>potlight <text:span text:style-name="T12">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7" text:outline-level="3"><text:soft-page-break/>Controverses et justice :</text:h>
      <text:p text:style-name="P14">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3">qui </text:span>sont considérées comme l’une des distinctions les plus prestigieuses dans <text:span text:style-name="T13">les secteurs du cinéma, de la télévision et du jeu vidéo</text:span>.</text:p>
      <text:h text:style-name="P18" text:outline-level="2"><text:bookmark-start text:name="__RefHeading___Toc1279_11687079"/>Fonctionnement <text:span text:style-name="T14">(Quentin)</text:span><text:bookmark-end text:name="__RefHeading___Toc1279_11687079"/></text:h>
      <text:p text:style-name="P19">Quantic Dream collabore généralement avec des éditeurs pour assurer le financement et la distribution de ses jeux, comme ce fut le cas avec <text:span text:style-name="Strong_20_Emphasis"><text:span text:style-name="T7">Sony</text:span></text:span> pour plusieurs titres majeurs. Cependant, grâce à son succès commercial, le studio a également pu s’autofinancer partiellement, notamment pour certains portages ou rééditions sur différentes plateformes. En 2019, suite à l’investissement de <text:span text:style-name="Strong_20_Emphasis"><text:span text:style-name="T15">NetEase</text:span></text:span>, Quantic Dream a acquis plus d’indépendance, ce qui lui permet de diversifier ses activités, notamment en lançant son propre label d’édition, <text:span text:style-name="Strong_20_Emphasis"><text:span text:style-name="T15">Spotlight by Quantic Dream</text:span></text:span>, pour soutenir des projets de studios tiers.</text:p>
      <text:h text:style-name="P20" text:outline-level="1"><text:bookmark-start text:name="__RefHeading___Toc172_1724059248"/>Studios<text:bookmark-end text:name="__RefHeading___Toc172_1724059248"/></text:h>
      <text:h text:style-name="P21" text:outline-level="2"><text:bookmark-start text:name="__RefHeading___Toc728_11687079"/><text:span text:style-name="T16">Organisation</text:span> <text:span text:style-name="T17">(Quentin)</text:span><text:bookmark-end text:name="__RefHeading___Toc728_11687079"/></text:h>
      <text:p text:style-name="P22">Entreprise de plus de 400 personnes en 2024, la direction est composée de 16 vétérans de l’industrie (voir annexe).</text:p>
      <text:p text:style-name="P23">Une équipe de développement de jeux-vidéo est multidisciplinaire. En effet, elle est composée de développeurs, graphistes, artistes 3D, scénaristes, ingénieurs audio, testeurs… Sans oublier les acteurs qui font la capture de mouvements, la multidisciplinarité et le nombre d’employés engagé dans le développement implique une certaine rigueur organisationnelle. En effet, la gestion du temps, le respect des dates limites et la gestion de la ressource humaine sont des éléments clés dans le domaine de développement de jeux-vidéos.</text:p>
      <text:h text:style-name="P21" text:outline-level="2"><text:bookmark-start text:name="__RefHeading___Toc730_11687079"/>Salariés <text:span text:style-name="T17">(Ethan)</text:span><text:bookmark-end text:name="__RefHeading___Toc730_11687079"/></text:h>
      <text:p text:style-name="P24">La masse <text:span text:style-name="T18">s</text:span>alariale a subi des baisses notamment à cause du Covid-19 passant de 188 à 115, Une baisse qui sera compensée dans le temps puisque entre 2019 et 2021, le nombre d’employés est monté à 180 et a certainement encore grimpé avec l<text:span text:style-name="T19">a création du</text:span> studio <text:span text:style-name="T19">de</text:span> Montréal.</text:p>
      <text:p text:style-name="P24"><text:soft-page-break/>Selon MTPEI, elle a un index d’égalité professionnelle de 69 jusqu’à 90 et enfin 90 en 2024. Cet index prend en compte l’écart de rémunération en hommes et femme qui est notée 35 sur 40. Tout 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P21" text:outline-level="2"><text:bookmark-start text:name="__RefHeading___Toc732_11687079"/>Culture d’entreprise <text:span text:style-name="T17">(Kheira)</text:span><text:bookmark-end text:name="__RefHeading___Toc732_11687079"/></text:h>
      <text:p text:style-name="P24"><text:a xlink:type="simple" xlink:href="https://www.quanticdream.com/fr/our-work-environment" text:style-name="Internet_20_link" text:visited-style-name="Visited_20_Internet_20_Link">https://www.quanticdream.com/fr/our-work-environment</text:a></text:p>
      <text:p text:style-name="P25">- <text:span text:style-name="T20">faire l’oppostition entre les promesses présentes nottament sur le site /= procès pour env travail toxique</text:span></text:p>
      <text:p text:style-name="P25">- <text:span text:style-name="T21">plainte / environnement <text:s/>de travail toxiques</text:span></text:p>
      <text:p text:style-name="P25">- <text:span text:style-name="T1">confiance / crédibilité du studio permet de prendre son temps pour sortir les jeux | pas de pression de produire bcp mais focus sur la qualité</text:span></text:p>
      <text:h text:style-name="Heading_20_1" text:outline-level="1"><text:bookmark-start text:name="__RefHeading___Toc168_1724059248"/><text:span text:style-name="T22">Réalisations</text:span> (Quentin)<text:bookmark-end text:name="__RefHeading___Toc168_1724059248"/></text:h>
      <text:p text:style-name="P26">Quantic Dream développe actuellement son sixième jeu et a soutenu et financé quatre jeux de petits studios via son label d’édition <text:span text:style-name="T2">Spotlight by Quantic Dream.</text:span></text:p>
      <text:p text:style-name="P27">((Mettre des mots en gras?))</text:p>
      <text:p text:style-name="P28">((Ajouter des images))</text:p>
      <text:p text:style-name="P29">((ajouter décalage en début de paragraphes))</text:p>
      <text:h text:style-name="Heading_20_2" text:outline-level="2"><text:bookmark-start text:name="__RefHeading___Toc1235_181388534"/><text:span text:style-name="T23">Jeux d</text:span>éveloppés par Quantic Dream<text:bookmark-end text:name="__RefHeading___Toc1235_181388534"/></text:h>
      <text:h text:style-name="Heading_20_3" text:outline-level="3"><text:bookmark-start text:name="__RefHeading___Toc1013_784684721"/><text:span text:style-name="T24">Omikron : </text:span>The Nomad Souls<text:bookmark-end text:name="__RefHeading___Toc1013_784684721"/></text:h>
      <text:p text:style-name="P30"><text:span text:style-name="T25">Omikron : </text:span><text:span text:style-name="T2">The Nomad Soul</text:span><text:span text:style-name="T26">s</text:span><text:span text:style-name="T2"> </text:span>est le premier jeu développé par Quantic Dream. <text:span text:style-name="T27">Sortie</text:span> en 1999 <text:span text:style-name="T27">sur Windows, celui-ci sera porté</text:span><text:span text:style-name="T27"><text:note text:id="ftn2" text:note-class="footnote"><text:note-citation>2</text:note-citation><text:note-body><text:p text:style-name="P31">Le <text:span text:style-name="T6">portage</text:span> d’un jeu-vidéo correspond à effectuer les modifications nécessaires pour que celui-ci puisse s’exécuter sur une autre plateforme (Playstation, Windows, Nintendo Switch…)</text:p></text:note-body></text:note></text:span><text:span text:style-name="T27"> sur Dreamcast en 2000. C’est un jeu d’action-aventure dans lequel l’aspect narratif a une place importante. C’est en 1994 que David Cage commence à travailler sur le scenario du jeu et en 1997 qu’il signe le contrat d’édition avec Eidos Interactive.</text:span></text:p>
      <text:p text:style-name="P30"><text:span text:style-name="T27">De par son originalité et l’importance apportée à l’aspect artistique (musique, narration), </text:span><text:span text:style-name="T25">Omikron : </text:span><text:span text:style-name="T26">The Nomad Souls </text:span><text:span text:style-name="T27">installe Quantic Dream dans le paysage vidéoludique français. </text:span><text:span text:style-name="T28">En effet, malgré une maniabilité et un gameplay</text:span><text:span text:style-name="T28"><text:note text:id="ftn3" text:note-class="footnote"><text:note-citation>3</text:note-citation><text:note-body><text:p text:style-name="P32">Le <text:span text:style-name="T6">gameplay</text:span> regroupe les caractéristiques d’un jeu vidéo liée à la façon dont on y joue (Quelles sont les actions disponibles et comment les réaliser)</text:p></text:note-body></text:note></text:span><text:span text:style-name="T28"> décevant, les musiques </text:span><text:soft-page-break/><text:span text:style-name="T28">composées par le célèbre David Bowie et Reeves Gabrels ont marqué l’esprit des joueurs. </text:span><text:span text:style-name="T29">Il s’écoule à 600 000 exemplaires et ne représente donc pas un gros succès commercial.</text:span></text:p>
      <text:h text:style-name="Heading_20_3" text:outline-level="3"><text:bookmark-start text:name="__RefHeading___Toc1015_784684721"/>Fahrenheit<text:bookmark-end text:name="__RefHeading___Toc1015_784684721"/></text:h>
      <text:p text:style-name="P33">Sorti en 2005 et publié par Atari, <text:span text:style-name="T2">Fahrenheit</text:span> est un jeu d’aventure pour lequel l’aspect narratif est là encore au cœur du jeu. Cette fois-ci, une attention particulière est apporté à la mise en scène. Quantic Dream innove au niveau du gameplay en <text:span text:style-name="T30">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33"><text:span text:style-name="T30">On remarque déjà avec ce second jeu que Quantic Dream se spécialise dans les jeux narratifs. </text:span><text:span text:style-name="T29">Avec </text:span><text:span text:style-name="T31">Fahrenheit</text:span><text:span text:style-name="T29"> Quantic Dream fait légèrement mieux que précédemment avec plus d’un million d’exemplaires vendu.</text:span></text:p>
      <text:h text:style-name="Heading_20_3" text:outline-level="3"><text:bookmark-start text:name="__RefHeading___Toc1017_784684721"/>Heavy Rain<text:bookmark-end text:name="__RefHeading___Toc1017_784684721"/></text:h>
      <text:p text:style-name="P34">((image =&gt; <text:a xlink:type="simple" xlink:href="https://youtu.be/l1tO_Z_CYxw?t=17221" text:style-name="Internet_20_link" text:visited-style-name="Visited_20_Internet_20_Link">https://youtu.be/l1tO_Z_CYxw?t=17221</text:a> ET celui sur le site))</text:p>
      <text:p text:style-name="P35">Suite au succès de leurs précédant jeu, le studio s’accorda <text:span text:style-name="T32">deux</text:span> ans de pause durant lesquelles ils travaillèrent sur de petits projets <text:span text:style-name="T33">et </text:span>laboratoire<text:span text:style-name="T32">s</text:span>, concernant leur moteur de jeu <text:span text:style-name="T32">pour</text:span> la Playstation 3. C’est donc en 2010 après <text:span text:style-name="T32">trois</text:span> ans de développement que sort <text:span text:style-name="T2">Heavy Rain</text:span>. <text:span text:style-name="T34">Fort de son succès, il 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35">e</text:span>play. En effet, celui-ci est composé uniquement de QTE<text:note text:id="ftn4" text:note-class="footnote"><text:note-citation>4</text:note-citation><text:note-body><text:p text:style-name="P36">Un <text:span text:style-name="T6">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32">Ici aussi, l’immersion est primordiale pour que ces décisions et leurs conséquences implique émotionnellement le joueur.</text:span></text:p>
      <text:p text:style-name="P35"><text:span text:style-name="T29">Le studio s’améliore là encore avec plus de 4,5 millions de ventes comptabilisé en 2017</text:span><text:span text:style-name="T36">(voir annexe)</text:span><text:span text:style-name="T29">.</text:span></text:p>
      <text:h text:style-name="Heading_20_3" text:outline-level="3"><text:bookmark-start text:name="__RefHeading___Toc1019_784684721"/>Beyond : Two Souls<text:bookmark-end text:name="__RefHeading___Toc1019_784684721"/></text:h>
      <text:p text:style-name="P37">Les succès précédant conforte Quantic Dream dans une position de leader dans le domaine des jeux narratifs et leur permettent notamment d’engager les célèbres acteurs Elliot Page et Willem Dafoe pour le nouveau jeu <text:span text:style-name="T2">Beyond : Two Souls</text:span> sortie en 2013 sur Playstation 3. Dans ce jeu, Quantic Dream continue d’exceller au niveau de la narration et raconte l’histoire sombre d’une jeune femme possédant des pouvoirs surnaturels.</text:p>
      <text:p text:style-name="P37">Néanmoins, cette fois-ci, le gameplay est de nouveau mis en avant, en effet, ce jeu est catégorisé film interactif mais aussi jeu d’action-aventure. Le gameplay est composé de 2 parties :</text:p>
      <text:list text:style-name="L1">
        <text:list-item>
          <text:p text:style-name="P38"><text:soft-page-break/><text:span text:style-name="T35">L</text:span><text:span text:style-name="T37">a première correspond à contrôler le personnage principal, on peut donc se déplacer, interagir avec l’environnement et réagir à des QTE.</text:span></text:p>
        </text:list-item>
        <text:list-item>
          <text:p text:style-name="P38"><text:span text:style-name="T35">L</text:span><text:span text:style-name="T37">a deuxième partie correspond à ces capacités surnaturelles. </text:span><text:span text:style-name="T35">D</text:span><text:span text:style-name="T37">ans ce mode de jeu, la caméra se détache du personnage principal et le joueur peut donc se déplacer librement. </text:span><text:span text:style-name="T38">Il peut donc traverser d</text:span><text:span text:style-name="T37">es murs, déplacer des objets </text:span><text:span text:style-name="T39">ou même</text:span><text:span text:style-name="T37"> prendre le contrôle d’autres personnage</text:span><text:span text:style-name="T39">s</text:span><text:span text:style-name="T37">.</text:span></text:p>
        </text:list-item>
      </text:list>
      <text:p text:style-name="P37">La qualité narrative associée à cette mécanique de jeu innovante sont les raisons du succès commercial du jeu, entraînant les années suivantes un portage sur Playstation 4 et Windows.</text:p>
      <text:p text:style-name="P39">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40">(voir annexe)</text:span>.</text:p>
      <text:h text:style-name="Heading_20_3" text:outline-level="3"><text:bookmark-start text:name="__RefHeading___Toc1021_784684721"/>Detroit : Become Human<text:bookmark-end text:name="__RefHeading___Toc1021_784684721"/></text:h>
      <text:p text:style-name="P37">Édité par Sony Interactive Entertainment, <text:span text:style-name="T2">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41">s</text:span> développements pour produire ce jeu à embranchements narratifs dans lequel l’histoire poignante à su marquer l’esprit des joueurs. C’est ainsi le plus gros succès du studio avec <text:span text:style-name="T41">plus de dix millions de copies vendue à la date du 7 octobre 2024 </text:span><text:span text:style-name="T42">(voir annexe)</text:span>.</text:p>
      <text:h text:style-name="Heading_20_3" text:outline-level="3"><text:bookmark-start text:name="__RefHeading___Toc1023_784684721"/>Star Wars Eclipse<text:bookmark-end text:name="__RefHeading___Toc1023_784684721"/></text:h>
      <text:p text:style-name="P40">Grâce à leurs succès précédents et à la crédibilité acquise, Quantic Dream a établi un partenariat avec Disney et Lucasfilm, et travaille actuellement sur leur nouveau jeu intitulé <text:span text:style-name="T2">Star Wars Eclipse</text:span>.</text:p>
      <text:p text:style-name="P40"><text:span text:style-name="T43">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43">le hashtag « #BlackOutStarWarsEclipse » sur Twitter.</text:span></text:p>
      <text:p text:style-name="P40">La sortie du jeu est <text:span text:style-name="T43">tout de même </text:span>prévu vers 2027 et aura un impact important vis-à-vis de l’image du studio. En effet, avec leurs précédents succès <text:span text:style-name="T2">Detroit : Become Human</text:span> les attentes du public, concernant un jeu <text:span text:style-name="T44">S</text:span>tar <text:span text:style-name="T44">W</text:span>ars d’autant plus, sont élevées.</text:p>
      <text:h text:style-name="Heading_20_2" text:outline-level="2"><text:bookmark-start text:name="__RefHeading___Toc1237_181388534"/>Spotlight <text:span text:style-name="T45">b</text:span>y Quantic Dream<text:bookmark-end text:name="__RefHeading___Toc1237_181388534"/></text:h>
      <text:p text:style-name="P41">En 2019, Quantic Dream décide d’autopublier les portages sur Windows de <text:span text:style-name="T2">Heavy Rain</text:span>, <text:span text:style-name="T2">Beyond : </text:span><text:span text:style-name="T46">T</text:span><text:span text:style-name="T2">wo Souls</text:span> et <text:span text:style-name="T2">Detroit : Become Human</text:span>. Suite à cela, la création du label « Spotlight <text:span text:style-name="T45">b</text:span>y Quantic Dream » permet à l’entreprise de se positionner en tant qu’éditeur. <text:soft-page-break/>Quantic Dream a donc, via son label d’édition tiers, travaillé sur 4 projets dont les dates de sorties se situe entre 2019 et 2024. <text:span text:style-name="T47">Ces quatre jeux, ont été reçus très positivement par le public. </text:span><text:span text:style-name="T48">Les ventes sont relativement faibles en comparaison avec celles de Quantic Dream, </text:span><text:span text:style-name="T49">t</text:span><text:span text:style-name="T50">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42">Entreprise <text:span text:style-name="T51">fondée il y a </text:span>de plus de 27 ans, Quantic Dream a su développer son savoir-faire notamment lié à la narration et à la capture <text:span text:style-name="T52">de mouvements</text:span>.</text:p>
      <text:h text:style-name="P43" text:outline-level="3"><text:bookmark-start text:name="__RefHeading___Toc1498_2273139641"/>Narration<text:bookmark-end text:name="__RefHeading___Toc1498_2273139641"/></text:h>
      <text:p text:style-name="P44">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2">Heavy Rain</text:span> était basé sur la narration principalement alors que d’autres tel que <text:span text:style-name="T2">Beyond : Two Souls</text:span> avaient un gameplay plus riche.</text:p>
      <text:p text:style-name="P44">Detroit Become Human est considéré comme le jeu dans lequel le studio <text:span text:style-name="T53">a</text:span> réussi à mettre en œuvre toutes ses qualités, et est donc en quelque sorte le résultat de toutes ces années d’expériences.</text:p>
      <text:p text:style-name="P44">Ce savoir-faire <text:span text:style-name="T53">est</text:span> <text:span text:style-name="T54">rare</text:span> parmi la concurrence, en effet <text:span text:style-name="T54">peu d’</text:span>autre studio n’a un tel palmarès en matière de jeux narratifs. <text:span text:style-name="T55">On peut aussi noter une certaine constance concernant l’équipe de développement avec notamment David Cage en tant que réalisateur sur tous les projets, </text:span><text:span text:style-name="T54">qui permet d’avoir une continuité dans la vision créative du studio.</text:span></text:p>
      <text:h text:style-name="P45" text:outline-level="3"><text:bookmark-start text:name="__RefHeading___Toc1500_2273139641"/>Capture de mouvements<text:bookmark-end text:name="__RefHeading___Toc1500_2273139641"/></text:h>
      <text:p text:style-name="P46">Quantic Dream a utilisé la technologie de <text:span text:style-name="T5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52">le studio de capture de mouvements de Quantic Dream est disponible à la location. Plus qu’une source de revenus supplémentaire, celui-ci permet à l’entreprise d’étendre son impact dans le milieu mais aussi de nouer des relations commerciales avec d’autres acteurs tels que Ubisoft, Arkane et Dontnod par exemples.</text:span></text:p>
      <text:h text:style-name="P47" text:outline-level="1"><text:bookmark-start text:name="__RefHeading___Toc1239_181388534"/>Concurrents (Quentin)<text:bookmark-end text:name="__RefHeading___Toc1239_181388534"/></text:h>
      <text:p text:style-name="P27">Il y a beaucoup de studios de développement de jeux vidéos dans le monde mais les vrais concurrents sont ceux qui travaillent sur des jeux narratifs <text:span text:style-name="T56">dans lesquelles l’immersion est importante</text:span>. Parmi elles, on y trouve :</text:p>
      <text:list text:style-name="L2">
        <text:list-item>
          <text:p text:style-name="P48"><text:soft-page-break/><text:span text:style-name="T57">Telltale Games</text:span><text:span text:style-name="T58">, </text:span><text:span text:style-name="T59">société de développement américaine qui à notamment sorti le jeu </text:span><text:span text:style-name="T60">The Walking Dead,</text:span><text:span text:style-name="T61"> ils proposent un gameplay plutôt orienté « point-and-click ».</text:span></text:p>
        </text:list-item>
        <text:list-item>
          <text:p text:style-name="P48"><text:span text:style-name="T57">S</text:span><text:span text:style-name="T62">upermassive Games</text:span><text:span text:style-name="T63">, studio de développement anglais qui travaille aussi sur des jeux narratifs à choix multiple mais qui sont spécialisé dans les jeux horreurs.</text:span></text:p>
        </text:list-item>
        <text:list-item>
          <text:p text:style-name="P49"><text:span text:style-name="T64">Dontnod Entertainment, </text:span><text:span text:style-name="T65">concurrent français qui a notamment sorti le jeu </text:span><text:span text:style-name="T66">Life Is Strange.</text:span></text:p>
        </text:list-item>
        <text:list-item>
          <text:p text:style-name="P48"><text:span text:style-name="T62">Naughty Dog, </text:span><text:span text:style-name="T65">célèbre pour son jeu </text:span><text:span text:style-name="T67">The Last Of Us</text:span><text:span text:style-name="T65"> qui ne contient pas de choix multiple mais un gameplay de combat et d’infiltration beaucoup plus riche tout en ayant une narration de qualité et au cœur du jeu.</text:span></text:p>
        </text:list-item>
      </text:list>
      <text:p text:style-name="P50">Ces studios sont des concurrents sérieux mais ont tous des approches différentes de l’immersion et de la narration.</text:p>
      <text:h text:style-name="Heading_20_1" text:outline-level="1"><text:bookmark-start text:name="__RefHeading___Toc724_11687079"/>Résultats <text:span text:style-name="T56">(Ethan)</text:span><text:bookmark-end text:name="__RefHeading___Toc724_11687079"/></text:h>
      <text:h text:style-name="P18" text:outline-level="2"><text:bookmark-start text:name="__RefHeading___Toc1281_11687079"/>Prix et nominations<text:bookmark-end text:name="__RefHeading___Toc1281_11687079"/></text:h>
      <text:p text:style-name="P51">Depuis 1999, Quantic Dream a toujours su créer des jeux appréciés par la critique, <text:span text:style-name="T68">m</text:span>ais cela ne lui permit d’obtenir des awards à l’échelle nationale. <text:span text:style-name="T68">E</text:span>n 2010, <text:span text:style-name="T2">Heavy Rain</text:span> fut nominé au Spike Game Award dans la catégorie meilleure graphique mais finira à la seconde place. En 2013, <text:span text:style-name="T2">Beyond: Two So</text:span><text:span text:style-name="T69">u</text:span><text:span text:style-name="T2">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70">D</text:span>avid Cage le président de Quantic Dream. On peut donc constater que les investissements de l’entreprise dans la capture de mouvement et dans leurs moteurs de jeu est bénéfique</text:p>
      <text:h text:style-name="P18" text:outline-level="2"><text:bookmark-start text:name="__RefHeading___Toc1283_11687079"/>Évolutions des résultats financiers<text:bookmark-end text:name="__RefHeading___Toc1283_11687079"/></text:h>
      <text:p text:style-name="P52">Quantic Dream est une entreprise majeure dans l’industrie du jeu vidéo en France. Elle est également une entreprise qui crée de l’emploi. En 2021, elle possédait 180 salariés et recherche activement de nouveau<text:span text:style-name="T71">x</text:span> profile. Quantic Dream augmente sa masse salariale de manière notable avec 13.6 M en 2021 ce qui mon une croissance significative.</text:p>
      <text:p text:style-name="P52">Depuis sa création en 1997, Quantic Dream a su créer des jeux bien accueillis par les critiques ce qui permit au studio de fonder une certaine notoriété. C’est à partir de 2010 avec la sortie d'<text:span text:style-name="T2">Heavy </text:span><text:span text:style-name="T72">R</text:span><text:span text:style-name="T2">ain</text:span> que le studio se développe, le jeu étant un succès vendu a <text:soft-page-break/>plus de 5 Millions d’exemplaires. <text:span text:style-name="T71">I</text:span>l permit au studio de se fonder une base financière solide et de consolider sa réputation. C’est à partir de 2018 avec la sortie de <text:span text:style-name="T2">Detroit : Become Human</text:span> que le studio connut un réel succès. En effet le jeu est très bien accueilli par la critique. Il dépassa les <text:span text:style-name="T71">10</text:span> <text:span text:style-name="T71">m</text:span>illions d’unités vendu en 202<text:span text:style-name="T71">4</text:span> ce qui est encore <text:span text:style-name="T71">aujourd’hui</text:span> le titre le plus vendu du studio. En 2019 le Studio se diversifie et rompt son contrat d’exclusivité avec Sony <text:span text:style-name="T71">p</text:span>our accepter une prise de participation de NetEase. La même année, Quantic Dream conclut un contrat avec Epic Games. Le studio devient alors indépendant en 2019. En 2021, elle obtient un chiffre d’affaires de 10.8 <text:span text:style-name="T71">m</text:span>illions d’euros, <text:span text:style-name="T71">ce</text:span> qui représente une légère baisse par rapport à 2020 avec 12.5 <text:span text:style-name="T71">m</text:span>illions d’euros. Cependant elle réalise une marge record de 51.9% en 2021. Ce qui permet a l’entreprise d’avoir 39.2 <text:span text:style-name="T71">m</text:span>illions d’euros en fonds propre.</text:p>
      <text:p text:style-name="P52">Depuis 2015, le marché du jeu vidéo se porte très bien mais n’augmente plus depuis 2019 et augmente d’environ 9 % par an notamment avec l’arrivée des « <text:span text:style-name="T71">g</text:span>ame as servi<text:span text:style-name="T71">c</text:span>e » ou « jeux service » en français dont le plus connu est <text:span text:style-name="T71">F</text:span>ortnite. <text:span text:style-name="T71">L</text:span>e marché du jeu vidéo représentait en 2023 environ 187 <text:span text:style-name="T71">m</text:span>illiards de dollars.</text:p>
      <text:p text:style-name="P53"><text:span text:style-name="T73">Si nous nous fions aux chiffres disponibles sur Quantic </text:span><text:span text:style-name="T71">D</text:span><text:span text:style-name="T73">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text:span text:style-name="T71">des</text:span><text:span text:style-name="T73"> ventes continue de </text:span><text:span text:style-name="T74">Detroit : Become Human</text:span><text:span text:style-name="T73">. Selon les derniers chiffres, le chiffre d’affaires de Quantic Dream a chuté de 23 % entre 2020 et 2021, le résultat net lui, reste stable depuis 2019 à environ 5,5 Millions. De plus l’entreprise NetEase a fait l’acquisition du studio en 2022 pour près de 100 millions d’euros</text:span></text:p>
      <text:h text:style-name="P54" text:outline-level="1"><text:bookmark-start text:name="__RefHeading___Toc2518_11687079"/>Engagement écologique <text:span text:style-name="T75">(Gabin)</text:span><text:bookmark-end text:name="__RefHeading___Toc2518_11687079"/></text:h>
      <text:h text:style-name="Heading_20_2" text:outline-level="2"><text:bookmark-start text:name="__RefHeading___Toc2291_784684721"/>Under the Waves<text:bookmark-end text:name="__RefHeading___Toc2291_784684721"/></text:h>
      <text:p text:style-name="P55">Le jeu <text:span text:style-name="T2">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55">L’éditeur Quantic Dream, en partenariat avec des ONG environnementales comme Surfrider Foundation Europe, s’est servi du lancement de <text:span text:style-name="T2">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text:soft-page-break/>Mesures concrètes<text:bookmark-end text:name="__RefHeading___Toc2293_784684721"/></text:h>
      <text:p text:style-name="P55">Quantic Dream a pris plusieurs initiatives pour réduire l’impact environnemental de ses activités, tout en s’engageant à travers le message de <text:span text:style-name="T2">Under the Waves</text:span>.</text:p>
      <text:p text:style-name="P55">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55">Quantic Dream s’efforce de réduire son impact environnemental, notamment en optimisant la consommation d’énergie et la gestion des ressources dans ses bureaux. Bien que l’entreprise ne 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56" text:outline-level="1"><text:bookmark-start text:name="__RefHeading___Toc174_1724059248"/>Conclusion <text:span text:style-name="T1">(</text:span><text:span text:style-name="T76">Kheira</text:span><text:span text:style-name="T1">)</text:span><text:bookmark-end text:name="__RefHeading___Toc174_1724059248"/></text:h>
      <text:p text:style-name="P57">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7">I</text:span>l a donc élargi son influence dans l’industrie tout en assurant sa stabilité financière.</text:p>
      <text:p text:style-name="P57">Cependant, ses controverses internes et les défis liés à l’innovation technologique en constante évolution montrent que la pérennité de son succès dépendra de sa capacité à concilier créativité, gestion économique et responsabilité sociale.</text:p>
      <text:illustration-index text:style-name="Sect1" text:protected="true" text:name="Index des figures1">
        <text:illustration-index-source text:caption-sequence-name="Figure" text:caption-sequence-format="text">
          <text:index-title-template text:style-name="Figure_20_Index_20_Heading">Tables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P58">Tables des figures</text:p>
          </text:index-title>
          <text:p text:style-name="P59"><text:a xlink:type="simple" xlink:href="#Figure!0%7Csequence" text:style-name="Index_20_Link" text:visited-style-name="Index_20_Link">Figure 1: Conférence avec David Cage au Festival du jeu vidéo 2008 (Paris, France).<text:tab/>4</text:a></text:p>
          <text:p text:style-name="P59"><text:a xlink:type="simple" xlink:href="#Figure!1%7Csequence" text:style-name="Index_20_Link" text:visited-style-name="Index_20_Link">Figure 2: Elliot Page et Willem Dafoe servant de modèles pour la capture de mouvement<text:tab/>5</text:a></text:p>
          <text:p text:style-name="P59"><text:a xlink:type="simple" xlink:href="#Figure!2%7Csequence" text:style-name="Index_20_Link" text:visited-style-name="Index_20_Link">Figure 3: Label d'édition Spotlight by Quantic Dream<text:tab/>5</text:a></text:p>
        </text:index-body>
      </text:illustration-index>
      <text:h text:style-name="Heading_20_1" text:outline-level="1"><text:bookmark text:name="__RefHeading___Toc734_11687079"/></text:h>
      <text:h text:style-name="P8"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60">George Yang, « Why #BlackOutStarWarsEclipse Is Trending on Twitter », ign.com, 17/12/2021 [consulté le 10/10/2024].</text:p>
            <text:p text:style-name="P60">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0"/>
            <text:p text:style-name="P60">Cet article est pertinent car il informe de la tentative de boycott du développement de Star Wars Eclipse dû aux révélations de certains médias concernant l’environnement de travail supposé toxique dans l’entreprise.</text:p>
          </table:table-cell>
        </table:table-row>
        <table:table-row>
          <table:table-cell table:style-name="Tableau1.A2" office:value-type="string">
            <text:p text:style-name="P61">Guillaume de Fondaumière, x.com, 07/10/24 [consulté le 10/10/24].</text:p>
            <text:p text:style-name="P61">Disponible à l’adresse : <text:a xlink:type="simple" xlink:href="https://x.com/GdeFondaumiere/status/1843335782947532811" text:style-name="Internet_20_link" text:visited-style-name="Visited_20_Internet_20_Link">https://x.com/GdeFondaumiere/status/1843335782947532811</text:a></text:p>
            <text:p text:style-name="P61"/>
            <text:p text:style-name="P61">Ce post est pertinent car il provient du compte officiel de Guillaume de Fondaumière et révèle les chiffres de ventes de <text:span text:style-name="T2">Detroit : Become Human</text:span> à la date du 07/10/24.</text:p>
          </table:table-cell>
        </table:table-row>
        <table:table-row>
          <table:table-cell table:style-name="Tableau1.A2" office:value-type="string">
            <text:p text:style-name="P62">Pramath, « Beyond: Two Souls Has Sold 2.8 Million Copies Worldwide », gamingbolt.com, 16/07/2018 [consulté le 10 octobre 2024].</text:p>
            <text:p text:style-name="P62">Disponible à l’adresse : <text:a xlink:type="simple" xlink:href="https://gamingbolt.com/beyond-two-souls-sold-2-8-million-copies" text:style-name="Internet_20_link" text:visited-style-name="Visited_20_Internet_20_Link">https://gamingbolt.com/beyond-two-souls-sold-2-8-million-copies</text:a></text:p>
            <text:p text:style-name="P62"/>
            <text:p text:style-name="P62">Cet article est intéressant car il révèle les chiffres de ventes de <text:span text:style-name="T2">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63">Auteur inconnu, « David Cage », wikipedia.org, 19/03/2007 [consulté le 10 octobre 2024].</text:p>
            <text:p text:style-name="P63">Disponible à l’adresse : <text:a xlink:type="simple" xlink:href="https://fr.wikipedia.org/wiki/David_Cage" text:style-name="Internet_20_link" text:visited-style-name="Visited_20_Internet_20_Link">https://fr.wikipedia.org/wiki/David_Cage</text:a></text:p>
            <text:p text:style-name="P64"/>
            <text:p text:style-name="P64">Cet article nous est apparu pertinent car il présente des informations assez complètes sur la vie de David Cage que l’on peut relier à l’histoire de Quantic Dream puisqu’il en est le fondateur. <text:span text:style-name="T78">En effet, on peut relier sa carrière professionnelle à l’évolution de l’entreprise puisqu’il y occupe une grande part.</text:span></text:p>
          </table:table-cell>
        </table:table-row>
        <table:table-row>
          <table:table-cell table:style-name="Tableau1.A2" office:value-type="string">
            <text:p text:style-name="P65"><text:span text:style-name="T79">Auteur Inconnu</text:span>, « SPOTLIGHT », Quantic Dream, <text:span text:style-name="T80">2019 </text:span><text:span text:style-name="T81">[consulté le 10 octobre 2024].</text:span></text:p>
            <text:p text:style-name="P66">Disponible à l’adresse : <text:a xlink:type="simple" xlink:href="https://www.quanticdream.com/fr/spotlight" text:style-name="Internet_20_link" text:visited-style-name="Visited_20_Internet_20_Link">https://www.quanticdream.com/fr/spotlight</text:a></text:p>
            <text:p text:style-name="P67"/>
            <text:p text:style-name="P67"><text:span text:style-name="T82">Cette</text:span> page appartient directement à Quantic Dream, donc elle constitue une source primaire fiable concernant les informations officielles de l’entreprise <text:span text:style-name="T82">donc ici, concernant l’explication de son label spotlight.</text:span></text:p>
          </table:table-cell>
        </table:table-row>
        <table:table-row>
          <table:table-cell table:style-name="Tableau1.A2" office:value-type="string">
            <text:p text:style-name="P64">Auteur inconnu, « Quantic Dream », wikipedia.org, 15/10/2005 <text:span text:style-name="T81">[consulté le 10 octobre 2024].</text:span></text:p>
            <text:p text:style-name="P64">Disponible à l’adresse : <text:a xlink:type="simple" xlink:href="https://fr.wikipedia.org/wiki/Quantic_Dream" text:style-name="Internet_20_link" text:visited-style-name="Visited_20_Internet_20_Link">https://fr.wikipedia.org/wiki/Quantic_Dream</text:a></text:p>
            <text:p text:style-name="P68"/>
            <text:p text:style-name="P68">Cet article s’est avéré pertinent et complet pour expliquer qui est Quantic Dream, son histoire et les controverses liées aux conditions de travail des employés de l’entreprise.</text:p>
          </table:table-cell>
        </table:table-row>
        <table:table-row>
          <table:table-cell table:style-name="Tableau1.A2" office:value-type="string">
            <text:p text:style-name="P69"><text:span text:style-name="T79">Auteur Inconnu</text:span>, « HEAVY RAIN PS3/PS4 reaches 4,5 million sales worldwide », facebook.com, 31/03/2017 [consulté le 10 octobre 2024].</text:p>
            <text:p text:style-name="P69">Disponible à l’adresse : <text:a xlink:type="simple" xlink:href="https://www.facebook.com/100044613241450/posts/1412394988840735/" text:style-name="Internet_20_link" text:visited-style-name="Visited_20_Internet_20_Link"><text:span text:style-name="T29">https://www.facebook.com/100044613241450/posts/1412394988840735/</text:span></text:a></text:p>
            <text:p text:style-name="P69"/>
            <text:p text:style-name="P69"><text:soft-page-break/>Ce post est pertinent car il provient du compte officiel de Quantic Dream et révèle les <text:span text:style-name="T83">chiffres de </text:span>ventes de <text:span text:style-name="T2">Heavy Rain</text:span> à la date du 31/03/2017 soit <text:span text:style-name="T36">7 ans après sa sortie.</text:span></text:p>
          </table:table-cell>
        </table:table-row>
        <table:table-row>
          <table:table-cell table:style-name="Tableau1.A2" office:value-type="string">
            <text:p text:style-name="P70"><text:span text:style-name="T84">Auteur Inconnu</text:span>, « NOS STUDIOS », quanticdream.com, 2024 [consulté le 10/10/24].</text:p>
            <text:p text:style-name="P70">Disponible à l’adresse : <text:a xlink:type="simple" xlink:href="https://www.quanticdream.com/fr/nos-studios" text:style-name="Internet_20_link" text:visited-style-name="Visited_20_Internet_20_Link">https://www.quanticdream.com/fr/nos-studios</text:a></text:p>
            <text:p text:style-name="P70"/>
            <text:p text:style-name="P70">Cette page est pertinente car elle provient du site officielle de Quantic Dream et contient des informations sur le studio de capture de mouvement de Quantic Dream <text:span text:style-name="T85">mais aussi concernant l’entrée de NetEase à son capital.</text:span></text:p>
          </table:table-cell>
        </table:table-row>
        <table:table-row>
          <table:table-cell table:style-name="Tableau1.A2" office:value-type="string">
            <text:p text:style-name="P71"><text:span text:style-name="T86">Auteur Inconnu</text:span>, « SPOTLIGHT BY QUANTIC DREAM », quanticdream.com, 09/06/2023 [consulté le 10 octobre 2024].</text:p>
            <text:p text:style-name="P71">Disponible à l’adresse : <text:a xlink:type="simple" xlink:href="https://blog.quanticdream.com/fr/spotlight-by-quantic-dream/" text:style-name="Internet_20_link" text:visited-style-name="Visited_20_Internet_20_Link">https://blog.quanticdream.com/fr/spotlight-by-quantic-dream/</text:a></text:p>
            <text:p text:style-name="P71"/>
            <text:p text:style-name="P71">Cet article est pertinent car il provient du site officiel de Quantic Dream et explique donne des raisons expliquant la création de <text:span text:style-name="T2">Spotlight by Quantic Dream.</text:span></text:p>
          </table:table-cell>
        </table:table-row>
        <table:table-row>
          <table:table-cell table:style-name="Tableau1.A2" office:value-type="string">
            <text:p text:style-name="P72">Auteur inconnu, « "The Nomad Soul" : David Cage revient sur la création de son jeu précurseur », cnc.fr, 26/05/2020 [consulté le 10 octobre 2024].</text:p>
            <text:p text:style-name="P72">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72"/>
            <text:p text:style-name="P72">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72">Auteur inconnu, « The Nomad Soul », wikipedia.org, [consulté le 10/10/2024].</text:p>
            <text:p text:style-name="P72">Disponible à l’adresse : <text:a xlink:type="simple" xlink:href="https://fr.wikipedia.org/wiki/The_Nomad_Soul" text:style-name="Internet_20_link" text:visited-style-name="Visited_20_Internet_20_Link">https://fr.wikipedia.org/wiki/The_Nomad_Soul</text:a></text:p>
            <text:p text:style-name="P72"/>
            <text:p text:style-name="P72">Cette page est pertinente car donne des informations générales sur <text:span text:style-name="T2">The Nomad Souls</text:span></text:p>
          </table:table-cell>
        </table:table-row>
        <table:table-row>
          <table:table-cell table:style-name="Tableau1.A2" office:value-type="string">
            <text:p text:style-name="P72">Auteur inconnu, « Fahrenheit (2005 video game)», wikipedia.org, [consulté le 10/10/2024].</text:p>
            <text:p text:style-name="P72">Disponible à l’adresse : <text:a xlink:type="simple" xlink:href="https://en.wikipedia.org/wiki/Fahrenheit_(2005_video_game)" text:style-name="Internet_20_link" text:visited-style-name="Visited_20_Internet_20_Link">https://en.wikipedia.org/wiki/Fahrenheit_(2005_video_game)</text:a></text:p>
            <text:p text:style-name="P72"/>
            <text:p text:style-name="P72">Cette page est pertinente car donne des informations générales sur <text:span text:style-name="T2">Fahrenheit</text:span></text:p>
          </table:table-cell>
        </table:table-row>
        <table:table-row>
          <table:table-cell table:style-name="Tableau1.A2" office:value-type="string">
            <text:p text:style-name="P72">Auteur inconnu, « Heavy Rain », wikipedia.org, [consulté le 10/10/2024].</text:p>
            <text:p text:style-name="P72">Disponible à l’adresse : <text:a xlink:type="simple" xlink:href="https://en.wikipedia.org/wiki/Heavy_Rain" text:style-name="Internet_20_link" text:visited-style-name="Visited_20_Internet_20_Link">https://en.wikipedia.org/wiki/Heavy_Rain</text:a></text:p>
            <text:p text:style-name="P72"/>
            <text:p text:style-name="P72">Cette page est pertinente car donne des informations générales sur <text:span text:style-name="T2">Heavy Rain </text:span></text:p>
          </table:table-cell>
        </table:table-row>
        <table:table-row>
          <table:table-cell table:style-name="Tableau1.A2" office:value-type="string">
            <text:p text:style-name="P72">Auteur inconnu, « Beyond: Two Souls », wikipedia.org, [consulté le 10/10/2024].</text:p>
            <text:p text:style-name="P72">Disponible à l’adresse : <text:a xlink:type="simple" xlink:href="https://en.wikipedia.org/wiki/Beyond:_Two_Souls" text:style-name="Internet_20_link" text:visited-style-name="Visited_20_Internet_20_Link">https://en.wikipedia.org/wiki/Beyond:_Two_Souls</text:a></text:p>
            <text:p text:style-name="P72"/>
            <text:p text:style-name="P72">Cette page est pertinente car donne des informations générales sur <text:span text:style-name="T2">Beyond: Two Souls</text:span></text:p>
          </table:table-cell>
        </table:table-row>
        <table:table-row>
          <table:table-cell table:style-name="Tableau1.A2" office:value-type="string">
            <text:p text:style-name="P72">Auteur inconnu, « Detroit: Become Human », wikipedia.org, [consulté le 10/10/2024].</text:p>
            <text:p text:style-name="P72">Disponible à l’adresse : <text:a xlink:type="simple" xlink:href="https://en.wikipedia.org/wiki/Detroit:_Become_Human" text:style-name="Internet_20_link" text:visited-style-name="Visited_20_Internet_20_Link">https://en.wikipedia.org/wiki/Detroit:_Become_Human</text:a></text:p>
            <text:p text:style-name="P72"/>
            <text:p text:style-name="P72">Cette page est pertinente car donne des informations générales sur <text:span text:style-name="T2">Detroit: Become Huma</text:span><text:span text:style-name="T87">n</text:span></text:p>
          </table:table-cell>
        </table:table-row>
      </table:table>
      <text:p text:style-name="P73"/>
      <text:table-of-content text:style-name="Sect1" text:protected="true" text:name="Table des matières2">
        <text:table-of-content-source text:outline-level="10" text:use-outline-level="false">
          <text:index-title-template text:style-name="Contents_20_Heading">Sommaire des annex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rotected="true">
            <text:p text:style-name="P74">Sommaire des annexes</text:p>
          </text:index-title>
        </text:index-body>
      </text:table-of-content>
      <text:p text:style-name="P75"/>
      <text:h text:style-name="P76" text:outline-level="1">Annexe <text:span text:style-name="T88">I</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2" fo:font-family="'Liberation Sans'" style:font-style-name="Normal"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4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8"/><text:page-number text:select-page="current">18</text:page-number><text:bookmark-end text:name="PageNumWizard_FOOTER_Style de page par défaut8"/></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8:51:07.403940240</dc:date>
    <meta:editing-duration>PT7H33M57S</meta:editing-duration>
    <meta:editing-cycles>125</meta:editing-cycles>
    <meta:generator>LibreOffice/24.8.1.2$Linux_X86_64 LibreOffice_project/480$Build-2</meta:generator>
    <meta:print-date>2024-10-09T10:46:25.190271603</meta:print-date>
    <meta:printed-by>Fichiers PDF</meta:printed-by>
    <meta:document-statistic meta:table-count="1" meta:image-count="5" meta:object-count="0" meta:page-count="18" meta:paragraph-count="184" meta:word-count="4737" meta:character-count="30662" meta:non-whitespace-character-count="26106"/>
  </office:meta>
</office:document-meta>
</file>